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vjezdojedac space combat</text:p>
      <text:p text:style-name="Subtitle">Design document</text:p>
      <text:p text:style-name="Text_20_body"/>
      <text:h text:style-name="Heading_20_1" text:outline-level="1">Idea</text:h>
      <text:p text:style-name="Text_20_body"><text:tab/>Space combat in Zvjezdojedac is imagined as turn based abstracted fleet confrontation. Abstracted means there is limited control over fleet and ship positions are simplified to "one side shooting other side". Acutally ship positions are simplified to discrite 1D. </text:p>
      <text:p text:style-name="Text_20_body"><text:tab/>Number of combat turns per star system is limited. If the limit is reached before a battle concluded (one side has no ships remaining), the battle ends in draw. Turns not used in combat can be used for planetary bombardment and invasion.</text:p>
      <text:p text:style-name="Text_20_body"><text:tab/>Unlike other turn based games, ships that "drop below zero hit points" do not lose their turn. Destroyed ships are substracted from owner's fleet after all players have finished their turn. See chapter 2 for clarification.</text:p>
      <text:h text:style-name="Heading_20_2" text:outline-level="2">Positions</text:h>
      <text:p text:style-name="Text_20_body"><text:tab/>Each side can place ships at one of three positions: 0 (<text:span text:style-name="T1">enemy's front line), 1 (own front line) and 2 (away from battlefield). Ships positioned closer to enemies gain bonus to precision and sensor strenght at expanse of cloaking, jamming and evasion efficiency. Increasing distance has opposite bonuses and penalties.</text:span></text:p>
      <text:h text:style-name="Heading_20_2" text:outline-level="2">Fleet control</text:h>
      <text:p text:style-name="Text_20_body"><text:tab/>For the purpose of control, ships are grouped by type (design) and position. Commands that move a group of ships can be used to split and join groups of same type. List of commands players can issue to each group of ships:</text:p>
      <text:list xml:id="list31639061" text:style-name="L1">
        <text:list-item>
          <text:p text:style-name="P1"><text:span text:style-name="T2">Fight</text:span><text:span text:style-name="T1"> – stay where you are and fire upon opposing fleet</text:span></text:p>
        </text:list-item>
        <text:list-item>
          <text:p text:style-name="P1"><text:span text:style-name="T2">Retreat –</text:span><text:span text:style-name="T1"> move away from battlefield</text:span></text:p>
        </text:list-item>
        <text:list-item>
          <text:p text:style-name="P1"><text:span text:style-name="T2">Move in</text:span><text:span text:style-name="T1"> – move towards enemy</text:span></text:p>
        </text:list-item>
        <text:list-item>
          <text:p text:style-name="P1"><text:span text:style-name="T2">Pull back</text:span><text:span text:style-name="T1"> – move away from enemies</text:span></text:p>
        </text:list-item>
      </text:list>
      <text:h text:style-name="Heading_20_1" text:outline-level="1">Phases</text:h>
      <text:p text:style-name="Text_20_body"><text:tab/>Much like the main part of the game, space combat has strictly defined how the turns are processed. Each phase has to finish before next phase starts. Also, actions within phase should not be dependant on player order. Processing player A before player B should yield same results as processing player B before player A (given the same sequence of random numbers). Order of actions in space combat is following:</text:p>
      <text:list xml:id="list31622240" text:style-name="L2">
        <text:list-item>
          <text:p text:style-name="P2">Roll to detect cloacked ships</text:p>
        </text:list-item>
        <text:list-item>
          <text:p text:style-name="P2">Player gives orders</text:p>
        </text:list-item>
        <text:list-item>
          <text:p text:style-name="P2">Ships exchange fire</text:p>
        </text:list-item>
        <text:list-item>
          <text:p text:style-name="P2">Ships with "zero or less HP" are destroyed </text:p>
        </text:list-item>
        <text:list-item>
          <text:p text:style-name="P2">Ships roll to recloak</text:p>
        </text:list-item>
        <text:list-item>
          <text:p text:style-name="P2">Ships move</text:p>
        </text:list-item>
        <text:list-item>
          <text:p text:style-name="P2">Players recieve report</text:p>
        </text:list-item>
      </text:list>
      <text:p text:style-name="Text_20_body"><text:tab/>Players issue their orders base on informations from the beginning of the turn plus report (phase 7) from last turn. Exception to that is phase 1, detection of cloaked ships is the only action ships performe before player issues orders. Player's orders at the end of the turn.</text:p>
      <text:p text:style-name="Text_20_body"><text:tab/>As mentioned in chapter 1, ship are not destroyed immediatelly when armor drops to or below zero. They participate in phase 3 as their armor points were still positive, even if they are processed after opposing player's ships.</text:p>
      <text:h text:style-name="Heading_20_1" text:outline-level="1">Calculations</text:h>
      <text:p text:style-name="Text_20_body"/>
      <text:p text:style-name="Standard"><draw:frame draw:style-name="fr1" draw:name="Object1" text:anchor-type="as-char" svg:width="4.09cm" svg:height="2.214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21T14:45:53.83</meta:creation-date>
    <dc:date>2011-11-23T16:55:01.44</dc:date>
    <meta:editing-duration>PT08H46M22S</meta:editing-duration>
    <meta:editing-cycles>12</meta:editing-cycles>
    <meta:generator>OpenOffice.org/3.2$Win32 OpenOffice.org_project/320m18$Build-9502</meta:generator>
    <meta:document-statistic meta:table-count="0" meta:image-count="0" meta:object-count="1" meta:page-count="4" meta:paragraph-count="27" meta:word-count="450" meta:character-count="2611"/>
  </office:meta>
</office:document-meta>
</file>

<file path=Object 1/content.xml><?xml version="1.0" encoding="utf-8"?>
<math xmlns="http://www.w3.org/1998/Math/MathML">
  <semantics>
    <mrow>
      <mi>p</mi>
      <mrow>
        <mrow>
          <mo stretchy="false">(</mo>
          <mi>x</mi>
          <mo stretchy="false">)</mo>
        </mrow>
        <mi mathvariant="normal">=</mi>
        <mrow>
          <mi stretchy="true" mathvariant="normal">{</mi>
          <mtable>
            <mtr>
              <mtd>
                <mrow>
                  <mfrac>
                    <mn>1</mn>
                    <mn>2</mn>
                  </mfrac>
                  <msup>
                    <mi>b</mi>
                    <mrow>
                      <mi mathvariant="normal">−</mi>
                      <mi>x</mi>
                    </mrow>
                  </msup>
                  <mi>,</mi>
                  <mrow>
                    <mi>x</mi>
                    <mo stretchy="false">≤</mo>
                    <mn>0</mn>
                  </mrow>
                </mrow>
              </mtd>
            </mtr>
            <mtr>
              <mtd>
                <mrow>
                  <mrow>
                    <mn>1</mn>
                    <mi mathvariant="normal">−</mi>
                    <mfrac>
                      <mn>1</mn>
                      <mn>2</mn>
                    </mfrac>
                  </mrow>
                  <msup>
                    <mi>b</mi>
                    <mrow>
                      <mi mathvariant="normal">−</mi>
                      <mi>x</mi>
                    </mrow>
                  </msup>
                  <mi>,</mi>
                  <mrow>
                    <mi>x</mi>
                    <mo stretchy="false">&gt;</mo>
                    <mn>0</mn>
                  </mrow>
                </mrow>
              </mtd>
            </mtr>
          </mtable>
        </mrow>
      </mrow>
    </mrow>
    <annotation encoding="StarMath 5.0">p(x) = left lbrace binom{{1} over {2} b^-x,	x leslant 0 }{1-{1} over {2} b^-x, x &gt; 0 } right none</annotation>
  </semantics>
</math>
</file>